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Default_7e_LT_7e_Notizen">
      <style:paragraph-properties fo:margin-left="0.2362in" fo:margin-right="0in" fo:text-align="justify" style:justify-single-word="false" fo:text-indent="-0.2362in" style:auto-text-indent="false"/>
      <style:text-properties style:font-name="Arial" fo:font-size="14pt" fo:font-weight="bold" officeooo:paragraph-rsid="0001b4d2" style:font-size-asian="14pt" style:font-weight-asian="bold" style:font-size-complex="14pt"/>
    </style:style>
    <style:style style:name="P2" style:family="paragraph" style:parent-style-name="Default_7e_LT_7e_Notizen">
      <style:paragraph-properties fo:margin-left="0.2362in" fo:margin-right="0in" fo:text-align="justify" style:justify-single-word="false" fo:text-indent="-0.2362in" style:auto-text-indent="false"/>
      <style:text-properties style:font-name="Arial" fo:font-size="14pt" fo:font-weight="bold" officeooo:rsid="0003a943" officeooo:paragraph-rsid="0003a943" style:font-size-asian="14pt" style:font-weight-asian="bold" style:font-size-complex="14pt"/>
    </style:style>
    <style:style style:name="P3" style:family="paragraph" style:parent-style-name="Default_7e_LT_7e_Notizen" style:master-page-name="">
      <loext:graphic-properties draw:fill="none"/>
      <style:paragraph-properties fo:margin-left="0in" fo:margin-right="0in" fo:text-align="justify" style:justify-single-word="false" fo:text-indent="0in" style:auto-text-indent="false" style:page-number="auto" fo:background-color="transparent"/>
      <style:text-properties style:font-name="Arial" fo:font-size="14pt" fo:font-weight="bold" officeooo:rsid="0003a943" officeooo:paragraph-rsid="0003a943" style:font-size-asian="14pt" style:font-weight-asian="bold" style:font-size-complex="14pt"/>
    </style:style>
    <style:style style:name="P4"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font-name="Arial" fo:font-size="14pt" fo:font-weight="bold" officeooo:rsid="0003a943" officeooo:paragraph-rsid="0003a943" style:font-size-asian="14pt" style:font-weight-asian="bold" style:font-size-complex="14pt"/>
    </style:style>
    <style:style style:name="P5" style:family="paragraph" style:parent-style-name="Default_7e_LT_7e_Notizen">
      <style:paragraph-properties fo:margin-left="0.2362in" fo:margin-right="0in" fo:text-align="justify" style:justify-single-word="false" fo:text-indent="-0.2362in" style:auto-text-indent="false"/>
      <style:text-properties style:font-name="Arial" fo:font-size="14pt" fo:font-weight="bold" officeooo:rsid="0003a943" officeooo:paragraph-rsid="0003ca1d" style:font-size-asian="14pt" style:font-weight-asian="bold" style:font-size-complex="14pt"/>
    </style:style>
    <style:style style:name="P6" style:family="paragraph" style:parent-style-name="Default_7e_LT_7e_Notizen" style:master-page-name="">
      <loext:graphic-properties draw:fill="none"/>
      <style:paragraph-properties fo:margin-left="0in" fo:margin-right="0in" fo:text-align="justify" style:justify-single-word="false" fo:text-indent="0in" style:auto-text-indent="false" style:page-number="auto" fo:background-color="transparent"/>
      <style:text-properties style:font-name="Arial" fo:font-size="14pt" fo:font-weight="bold" officeooo:rsid="0003a943" officeooo:paragraph-rsid="0003ca1d" style:font-size-asian="14pt" style:font-weight-asian="bold" style:font-size-complex="14pt"/>
    </style:style>
    <style:style style:name="P7" style:family="paragraph" style:parent-style-name="Default_7e_LT_7e_Notizen">
      <style:paragraph-properties fo:margin-left="0.2362in" fo:margin-right="0in" fo:text-align="justify" style:justify-single-word="false" fo:text-indent="-0.2362in" style:auto-text-indent="false"/>
      <style:text-properties style:font-name="Arial" fo:font-size="14pt" fo:font-weight="bold" officeooo:rsid="0003a943" officeooo:paragraph-rsid="0003fbd9" style:font-size-asian="14pt" style:font-weight-asian="bold" style:font-size-complex="14pt"/>
    </style:style>
    <style:style style:name="P8" style:family="paragraph" style:parent-style-name="Default_7e_LT_7e_Notizen" style:master-page-name="">
      <loext:graphic-properties draw:fill="none"/>
      <style:paragraph-properties fo:margin-left="0in" fo:margin-right="0in" fo:text-align="justify" style:justify-single-word="false" fo:text-indent="0in" style:auto-text-indent="false" style:page-number="auto" fo:background-color="transparent"/>
      <style:text-properties style:font-name="Arial" fo:font-size="14pt" fo:font-weight="bold" officeooo:rsid="0003a943" officeooo:paragraph-rsid="0003fbd9" style:font-size-asian="14pt" style:font-weight-asian="bold" style:font-size-complex="14pt"/>
    </style:style>
    <style:style style:name="P9"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font-name="Arial" fo:font-size="14pt" fo:font-weight="bold" officeooo:rsid="0003a943" officeooo:paragraph-rsid="0003ca1d" style:font-size-asian="14pt" style:font-weight-asian="bold" style:font-size-complex="14pt" style:font-weight-complex="normal"/>
    </style:style>
    <style:style style:name="P10"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font-name="Arial" fo:font-size="14pt" fo:font-weight="bold" officeooo:rsid="0003a943" officeooo:paragraph-rsid="0003fbd9" style:font-size-asian="14pt" style:font-weight-asian="bold" style:font-size-complex="14pt" style:font-weight-complex="normal"/>
    </style:style>
    <style:style style:name="P11"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font-name="Arial" fo:font-size="14pt" fo:font-weight="normal" officeooo:rsid="0003a943" officeooo:paragraph-rsid="0003a943" style:font-size-asian="14pt" style:font-weight-asian="normal" style:font-size-complex="14pt" style:font-weight-complex="normal"/>
    </style:style>
    <style:style style:name="P12" style:family="paragraph" style:parent-style-name="Default_7e_LT_7e_Notizen" style:list-style-name="L1">
      <loext:graphic-properties draw:fill="none"/>
      <style:paragraph-properties fo:text-align="justify" style:justify-single-word="false" fo:background-color="transparent"/>
      <style:text-properties style:font-name="Arial" fo:font-size="14pt" fo:font-weight="normal" officeooo:rsid="0003a943" officeooo:paragraph-rsid="0003a943" style:font-size-asian="14pt" style:font-weight-asian="normal" style:font-size-complex="14pt" style:font-weight-complex="normal"/>
    </style:style>
    <style:style style:name="P13" style:family="paragraph" style:parent-style-name="Default_7e_LT_7e_Notizen" style:list-style-name="L1">
      <loext:graphic-properties draw:fill="none"/>
      <style:paragraph-properties fo:text-align="justify" style:justify-single-word="false" fo:background-color="transparent"/>
      <style:text-properties style:font-name="Arial" fo:font-size="14pt" fo:font-weight="normal" officeooo:rsid="0003a943" officeooo:paragraph-rsid="0003ca1d" style:font-size-asian="14pt" style:font-weight-asian="normal" style:font-size-complex="14pt" style:font-weight-complex="normal"/>
    </style:style>
    <style:style style:name="P14" style:family="paragraph" style:parent-style-name="Default_7e_LT_7e_Notizen">
      <loext:graphic-properties draw:fill="none"/>
      <style:paragraph-properties fo:text-align="justify" style:justify-single-word="false" fo:background-color="transparent"/>
      <style:text-properties style:font-name="Arial" fo:font-size="14pt" fo:font-weight="normal" officeooo:rsid="0003a943" officeooo:paragraph-rsid="0003ca1d" style:font-size-asian="14pt" style:font-weight-asian="normal" style:font-size-complex="14pt" style:font-weight-complex="normal"/>
    </style:style>
    <style:style style:name="P15"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font-name="Arial" fo:font-size="14pt" fo:font-weight="normal" officeooo:rsid="0003ca1d" officeooo:paragraph-rsid="0003ca1d" style:font-size-asian="14pt" style:font-weight-asian="normal" style:font-size-complex="14pt" style:font-weight-complex="normal"/>
    </style:style>
    <style:style style:name="P16" style:family="paragraph" style:parent-style-name="Default_7e_LT_7e_Notizen" style:list-style-name="L2">
      <loext:graphic-properties draw:fill="none"/>
      <style:paragraph-properties fo:text-align="justify" style:justify-single-word="false" fo:background-color="transparent"/>
      <style:text-properties style:font-name="Arial" fo:font-size="14pt" fo:font-weight="normal" officeooo:rsid="0003fbd9" officeooo:paragraph-rsid="0003fbd9" style:font-size-asian="14pt" style:font-weight-asian="normal" style:font-size-complex="14pt" style:font-weight-complex="normal"/>
    </style:style>
    <style:style style:name="P17" style:family="paragraph" style:parent-style-name="Default_7e_LT_7e_Notizen" style:list-style-name="L2">
      <loext:graphic-properties draw:fill="none"/>
      <style:paragraph-properties fo:margin-left="0in" fo:margin-right="0in" fo:text-align="justify" style:justify-single-word="false" fo:text-indent="0in" style:auto-text-indent="false" fo:background-color="transparent"/>
      <style:text-properties style:font-name="Arial" fo:font-size="14pt" fo:font-weight="normal" officeooo:rsid="0003fbd9" officeooo:paragraph-rsid="0003fbd9" style:font-size-asian="14pt" style:font-weight-asian="normal" style:font-size-complex="14pt" style:font-weight-complex="normal"/>
    </style:style>
    <style:style style:name="P18"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font-name="Arial" fo:font-size="14pt" fo:font-weight="normal" officeooo:rsid="0003fbd9" officeooo:paragraph-rsid="0003fbd9" style:font-size-asian="14pt" style:font-weight-asian="normal" style:font-size-complex="14pt" style:font-weight-complex="normal"/>
    </style:style>
    <style:style style:name="P19" style:family="paragraph" style:parent-style-name="Default_7e_LT_7e_Notizen">
      <loext:graphic-properties draw:fill="none"/>
      <style:paragraph-properties fo:margin-left="0in" fo:margin-right="0in" fo:text-align="justify" style:justify-single-word="false" fo:text-indent="0in" style:auto-text-indent="false" fo:background-color="transparent"/>
      <style:text-properties style:font-name="Arial" fo:font-size="14pt" fo:font-weight="normal" officeooo:rsid="00051bde" officeooo:paragraph-rsid="00051bde" style:font-size-asian="14pt" style:font-weight-asian="normal" style:font-size-complex="14pt" style:font-weight-complex="normal"/>
    </style:style>
    <style:style style:name="T1" style:family="text">
      <style:text-properties officeooo:rsid="001ca801"/>
    </style:style>
    <style:style style:name="T2" style:family="text">
      <style:text-properties officeooo:rsid="001d519f"/>
    </style:style>
    <style:style style:name="T3" style:family="text">
      <style:text-properties style:use-window-font-color="true" loext:opacity="0%" style:text-outline="false" style:text-line-through-style="none" style:text-line-through-type="none" fo:font-style="normal" fo:text-shadow="none" style:text-underline-style="none" style:letter-kerning="true" style:font-name-asian="DejaVu Sans" style:font-style-asian="normal" style:font-name-complex="Liberation Sans1" style:text-emphasize="none"/>
    </style:style>
    <style:style style:name="T4" style:family="text">
      <style:text-properties style:use-window-font-color="true" loext:opacity="0%" style:text-outline="false" style:text-line-through-style="none" style:text-line-through-type="none" fo:font-style="normal" fo:text-shadow="none" style:text-underline-style="none" officeooo:rsid="001ca801" style:letter-kerning="true" style:font-name-asian="DejaVu Sans" style:font-style-asian="normal" style:font-name-complex="Liberation Sans1" style:text-emphasize="none"/>
    </style:style>
    <style:style style:name="T5" style:family="text">
      <style:text-properties style:use-window-font-color="true" loext:opacity="0%" style:text-outline="false" style:text-line-through-style="none" style:text-line-through-type="none" fo:font-style="normal" fo:text-shadow="none" style:text-underline-style="none" officeooo:rsid="001d519f" style:letter-kerning="true" style:font-name-asian="DejaVu Sans" style:font-style-asian="normal" style:font-name-complex="Liberation Sans1" style:text-emphasize="none"/>
    </style:style>
    <style:style style:name="T6" style:family="text">
      <style:text-properties style:use-window-font-color="true" loext:opacity="0%" style:text-outline="false" style:text-line-through-style="none" style:text-line-through-type="none" fo:font-style="normal" fo:text-shadow="none" style:text-underline-style="none" officeooo:rsid="0001b4d2" style:letter-kerning="true" style:font-name-asian="DejaVu Sans" style:font-style-asian="normal" style:font-name-complex="Liberation Sans1" style:text-emphasize="none"/>
    </style:style>
    <style:style style:name="T7" style:family="text">
      <style:text-properties style:use-window-font-color="true" loext:opacity="0%" style:text-outline="false" style:text-line-through-style="none" style:text-line-through-type="none" fo:font-style="normal" fo:text-shadow="none" style:text-underline-style="none" officeooo:rsid="0003ca1d" style:letter-kerning="true" style:font-name-asian="DejaVu Sans" style:font-style-asian="normal" style:font-name-complex="Liberation Sans1" style:text-emphasize="none"/>
    </style:style>
    <style:style style:name="T8" style:family="text">
      <style:text-properties style:use-window-font-color="true" loext:opacity="0%" style:text-outline="false" style:text-line-through-style="none" style:text-line-through-type="none" fo:font-style="normal" fo:text-shadow="none" style:text-underline-style="none" officeooo:rsid="0003fbd9" style:letter-kerning="true" style:font-name-asian="DejaVu Sans" style:font-style-asian="normal" style:font-name-complex="Liberation Sans1" style:text-emphasize="none"/>
    </style:style>
    <style:style style:name="T9" style:family="text">
      <style:text-properties officeooo:rsid="0001b4d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dulo 1 – Clase <text:span text:style-name="T9">4</text:span>: <text:span text:style-name="T1">Operaciones </text:span><text:span text:style-name="T2">B</text:span><text:span text:style-name="T1">inar</text:span><text:span text:style-name="T4">ías </text:span><text:span text:style-name="T5">S</text:span><text:span text:style-name="T4">obre </text:span><text:span text:style-name="T5">D</text:span><text:span text:style-name="T4">atos </text:span><text:span text:style-name="T6">Estructurados</text:span></text:p>
      <text:p text:style-name="P2"><text:span text:style-name="T3">Frame 1</text:span></text:p>
      <text:p text:style-name="P3"><text:span text:style-name="T3">Objetivo: Presentación de operaciones binarías sobre datos estructurados</text:span></text:p>
      <text:p text:style-name="P4"><text:span text:style-name="T3">Speach:</text:span></text:p>
      <text:p text:style-name="P11"><text:span text:style-name="T3">Los datos estructurados como los datos simples, permiten que se realice ciertas operaciones sobre ellos, pero a diferencia de los datos simples, cada tipo de dato estructurado permite cierto conjunto de operaciones que pueden ser diferentes o incluir las que se puden realizar con otros. Además, el impacto de las operaciones puede diferir de un dato estructurado a otro.</text:span></text:p>
      <text:p text:style-name="P11"><text:span text:style-name="T3"/></text:p>
      <text:p text:style-name="P11"><text:span text:style-name="T3">Debido a lo anterior, a continuación se presentan por separado cada uno de los datos estructurados con sus repectivas operaciones o conjunto de datos estructurados en el caso que admitan las mismas operaciones </text:span><text:span text:style-name="T7">y su forma de operar sea el mismo</text:span><text:span text:style-name="T3">.</text:span></text:p>
      <text:p text:style-name="P11"><text:span text:style-name="T3"/></text:p>
      <text:p text:style-name="P2"><text:span text:style-name="T3">Frame 2</text:span></text:p>
      <text:p text:style-name="P3"><text:span text:style-name="T3">Objetivo: Operaciones sobre Caracteres y Cadenas</text:span></text:p>
      <text:p text:style-name="P4"><text:span text:style-name="T3">Speach:</text:span></text:p>
      <text:p text:style-name="P11"><text:span text:style-name="T3">Las cadenas admiten dos tipo de operaciones binarías:</text:span></text:p>
      <text:list xml:id="list194080688" text:style-name="L1">
        <text:list-item>
          <text:p text:style-name="P12"><text:span text:style-name="T3">La concatenación, represetanda por el símbolo de la suma, básicamente se usa para unir caracteres. </text:span></text:p>
        </text:list-item>
        <text:list-item>
          <text:p text:style-name="P13"><text:span text:style-name="T3">Por otro lado se encuentra la replicación, esta operación binaría consiste en multiplicar una cadena por </text:span><text:span text:style-name="T7">derecha o por izquierda con un </text:span><text:span text:style-name="T3">número entero. </text:span><text:span text:style-name="T7">Esto produce una nueva cadena en la que se puede observar a la cadena original tantas veces como el número entero por la que se múltiplico.</text:span></text:p>
        </text:list-item>
      </text:list>
      <text:p text:style-name="P14"><text:span text:style-name="T7"/></text:p>
      <text:p text:style-name="P5"><text:span text:style-name="T3">Frame </text:span><text:span text:style-name="T7">3</text:span></text:p>
      <text:p text:style-name="P6"><text:span text:style-name="T3">Objetivo: Operaciones sobre </text:span><text:span text:style-name="T7">listas y tuplas</text:span></text:p>
      <text:p text:style-name="P9"><text:span text:style-name="T7">Speach:</text:span></text:p>
      <text:p text:style-name="P15"><text:span text:style-name="T3">Como las cadenas, los datos estrcuturados, representados por las listas y las tuplas, permiten que se realice la concatenación y la replicación sobre ellos, </text:span><text:span text:style-name="T8">con la siguiente salvedad</text:span><text:span text:style-name="T3">:</text:span></text:p>
      <text:list xml:id="list2326519054" text:style-name="L2">
        <text:list-item>
          <text:p text:style-name="P16"><text:span text:style-name="T3">Cuando se concatena listas o tuplas, se produce una nueva lista o tupla respectivamente, en la que se encuentra todos los elementos de los arreglos estructurados concatenados y además, estos son ordenados de izquierda a derecha como aprece en los arreglos estructurados concatenados. </text:span></text:p>
        </text:list-item>
        <text:list-item>
          <text:p text:style-name="P16"><text:span text:style-name="T3">La replicación, se opera sobre las listas o tuplas de igual forma que como se hace con las cadenas, pero a diferencia de estas el resultado es una nueva lista o tupla, donde se puede observar los elementos del dato estructurado original tantas veces como el número entero por el que se múltiplica.</text:span></text:p>
          <text:p text:style-name="P17"><text:soft-page-break/><text:span text:style-name="T3">Es importante resaltar que cuando de aplica este tipo de operaciones sobre las tuplas, estás deben tener explicitamente los paréntesis, ya que en el caso que no estén, Python entendera que se quiere construir una nueva tupla, la cual presenta un elemento que se construye por la suma o la multiplicación de otros dos.</text:span></text:p>
        </text:list-item>
      </text:list>
      <text:p text:style-name="P18"><text:span text:style-name="T3"/></text:p>
      <text:p text:style-name="P7"><text:span text:style-name="T3">Frame </text:span><text:span text:style-name="T8">4</text:span></text:p>
      <text:p text:style-name="P8"><text:span text:style-name="T3">Objetivo: Operaciones sobre </text:span><text:span text:style-name="T8">diccionarios y conjuntos</text:span></text:p>
      <text:p text:style-name="P10"><text:span text:style-name="T7">Speach:</text:span></text:p>
      <text:p text:style-name="P19"><text:span text:style-name="T7">E</text:span><text:span text:style-name="T3">n el caso de los diccionarios y los conjuntos, estos son datos estructurados que no permiten ningún tipo de operación binarío sobre ellos, pero como veremos más adelante, existen otras formas de interactuar con ellos como con los demás datos estructurados antes mencionado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efault_7e_LT_7e_Notizen" style:display-name="Defaul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5T21:28:12.634211094</meta:creation-date>
    <dc:date>2024-03-06T20:18:51.136529834</dc:date>
    <meta:editing-duration>PT14M13S</meta:editing-duration>
    <meta:editing-cycles>3</meta:editing-cycles>
    <meta:generator>LibreOffice/7.3.7.2$Linux_X86_64 LibreOffice_project/30$Build-2</meta:generator>
    <meta:document-statistic meta:table-count="0" meta:image-count="0" meta:object-count="0" meta:page-count="2" meta:paragraph-count="23" meta:word-count="446" meta:character-count="2755" meta:non-whitespace-character-count="2334"/>
  </office:meta>
</office:document-meta>
</file>